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line-height="100%" fo:text-align="start" style:justify-single-word="false"/>
    </style:style>
    <style:style style:name="P3" style:family="paragraph" style:parent-style-name="Heading">
      <style:paragraph-properties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PDL List of Functions</text:p>
      <text:p text:style-name="P1"/>
      <text:p text:style-name="P2"><text:a xlink:type="simple" xlink:href="../DungeonCraftHelp.html">DungeonCraft Help Home</text:a></text:p>
      <text:p text:style-name="P2">String $DEBUG(String)</text:p>
      <text:p text:style-name="P2">String $PLUS(String, String)</text:p>
      <text:p text:style-name="P2">String $MINUS(String, String)</text:p>
      <text:p text:style-name="P2">String $TIMES(String, String)</text:p>
      <text:p text:style-name="P2">String $DIV(String, String)</text:p>
      <text:p text:style-name="P2">String $MOD(String, String)</text:p>
      <text:p text:style-name="P2">String $EQUAL(String, String)</text:p>
      <text:p text:style-name="P2">String $LESS(String, String)</text:p>
      <text:p text:style-name="P2"/>
      <text:p text:style-name="P2">String $GREATER(String, String)</text:p>
      <text:p text:style-name="P2">String $NOT(String)</text:p>
      <text:p text:style-name="P2">String $LENGTH(String)</text:p>
      <text:p text:style-name="P2">String $NUMERIC(String)</text:p>
      <text:p text:style-name="P2">String $MIDDLE(String, String, String)</text:p>
      <text:p text:style-name="P2">String $RANDOM(String)</text:p>
      <text:p text:style-name="P2">String $GREP(String, String)</text:p>
      <text:p text:style-name="P2">String $WIGGLE(string)</text:p>
      <text:p text:style-name="P2">String $LISTEN()</text:p>
      <text:p text:style-name="P2">String $SAY(String)</text:p>
      <text:p text:style-name="P2">String $LISTENTEXT()</text:p>
      <text:p text:style-name="P2"/>
      <text:p text:style-name="P2">String $SET_CHAR_DSL(String, String, String)</text:p>
      <text:p text:style-name="P2">String $GET_CHAR_DSL(String, String)</text:p>
      <text:p text:style-name="P2"/>
      <text:p text:style-name="P2">(Help for all GET_CHAR_* and SET_CHAR_*)</text:p>
      <text:p text:style-name="P2"/>
      <text:p text:style-name="P2">String $GET_CHAR_SEX(String)</text:p>
      <text:p text:style-name="P2">String $GET_CHAR_NAME(String)</text:p>
      <text:p text:style-name="P2">String $GET_CHAR_AC(String)</text:p>
      <text:p text:style-name="P2">String $SET_CHAR_AC(String, String)</text:p>
      <text:p text:style-name="P2"><text:soft-page-break/>String $GET_CHAR_HITPOINTS(String)</text:p>
      <text:p text:style-name="P2">String $SET_CHAR_HITPOINTS(String, String)</text:p>
      <text:p text:style-name="P2">String $GET_CHAR_THACO(String)</text:p>
      <text:p text:style-name="P2">String $SET_CHAR_THACO(String, String)</text:p>
      <text:p text:style-name="P2"/>
      <text:p text:style-name="P2">String $GET_CHAR_RDYTOTRAIN(String)</text:p>
      <text:p text:style-name="P2">String $SET_CHAR_RDYTOTRAIN(String, String)</text:p>
      <text:p text:style-name="P2">String $GET_CHAR_CLERICEXP(String)</text:p>
      <text:p text:style-name="P2">String $SET_CHAR_CLERICEXP(String, String)</text:p>
      <text:p text:style-name="P2">String $GET_CHAR_MAGICUSEREXP(String)</text:p>
      <text:p text:style-name="P2">String $SET_CHAR_MAGICUSEREXP(String, String)</text:p>
      <text:p text:style-name="P2">String $GET_CHAR_FIGHTEREXP(String)</text:p>
      <text:p text:style-name="P2">String $SET_CHAR_FIGHTEREXP(String, String)</text:p>
      <text:p text:style-name="P2">String $GET_CHAR_RANGEREXP(String)</text:p>
      <text:p text:style-name="P2">String $SET_CHAR_RANGEREXP(String, String)</text:p>
      <text:p text:style-name="P2">String $GET_CHAR_THIEFEXP(String)</text:p>
      <text:p text:style-name="P2">String $SET_CHAR_THIEFEXP(String, String)</text:p>
      <text:p text:style-name="P2"/>
      <text:p text:style-name="P2">String $GET_CHAR_DRUIDEXP(String)</text:p>
      <text:p text:style-name="P2">String $SET_CHAR_DRUIDEXP(String, String)</text:p>
      <text:p text:style-name="P2">String $GET_CHAR_PALADINEXP(String)</text:p>
      <text:p text:style-name="P2">String $SET_CHAR_PALADINEXP(String, String)</text:p>
      <text:p text:style-name="P2">String $GET_CHAR_AGE(String)</text:p>
      <text:p text:style-name="P2">String $SET_CHAR_AGE(String, String)</text:p>
      <text:p text:style-name="P2">String $GET_CHAR_MAXAGE(String)</text:p>
      <text:p text:style-name="P2">String $SET_CHAR_MAXAGE(String, String)</text:p>
      <text:p text:style-name="P2">String $GET_CHAR_MAXMOVE(String)</text:p>
      <text:p text:style-name="P2">String $SET_CHAR_MAXMOVE(String, String)</text:p>
      <text:p text:style-name="P2">String $GET_CHAR_STR(String)</text:p>
      <text:p text:style-name="P2">String $SET_CHAR_STR(String, String)</text:p>
      <text:p text:style-name="P2">String $GET_CHAR_STRMOD(String)</text:p>
      <text:p text:style-name="P2"/>
      <text:p text:style-name="P2">String $SET_CHAR_STRMOD(String, String)</text:p>
      <text:p text:style-name="P2">String $GET_CHAR_INT(String)</text:p>
      <text:p text:style-name="P2"><text:soft-page-break/>String $SET_CHAR_INT(String, String)</text:p>
      <text:p text:style-name="P2">String $GET_CHAR_WIS(String)</text:p>
      <text:p text:style-name="P2">String $SET_CHAR_WIS(String, String)</text:p>
      <text:p text:style-name="P2">String $GET_CHAR_DEX(String)</text:p>
      <text:p text:style-name="P2">String $SET_CHAR_DEX(String, String)</text:p>
      <text:p text:style-name="P2">String $GET_CHAR_CON(String)</text:p>
      <text:p text:style-name="P2">String $SET_CHAR_CON(String, String)</text:p>
      <text:p text:style-name="P2">String $GET_CHAR_CHA(String)</text:p>
      <text:p text:style-name="P2">String $SET_CHAR_CHA(String, String)</text:p>
      <text:p text:style-name="P2">String $GET_CHAR_MAXENC(String)</text:p>
      <text:p text:style-name="P2">String $SET_CHAR_MAXENC(String, String)</text:p>
      <text:p text:style-name="P2">String $GET_CHAR_ENC(String)</text:p>
      <text:p text:style-name="P2"/>
      <text:p text:style-name="P2">String $GET_CHAR_GENDER(String)</text:p>
      <text:p text:style-name="P2">String $SET_CHAR_GENDER(String, String)</text:p>
      <text:p text:style-name="P2">String $GET_CHAR_CLASS(String)</text:p>
      <text:p text:style-name="P2">String $SET_CHAR_CLASS(String, String)</text:p>
      <text:p text:style-name="P2">String $GET_CHAR_ALIGNMENT(String)</text:p>
      <text:p text:style-name="P2">String $SET_CHAR_ALIGNMENT(String, String)</text:p>
      <text:p text:style-name="P2">String $GET_CHAR_STATUS(String)</text:p>
      <text:p text:style-name="P2">String $SET_CHAR_STATUS(String, String)</text:p>
      <text:p text:style-name="P2">String $GET_CHAR_UNDEAD(String)</text:p>
      <text:p text:style-name="P2">String $SET_CHAR_UNDEAD(String, String)</text:p>
      <text:p text:style-name="P2">String $GET_CHAR_SIZE(String)</text:p>
      <text:p text:style-name="P2">String $SET_CHAR_SIZE(String, String)</text:p>
      <text:p text:style-name="P2">String $GET_CHAR_MAGICRESIST(String)</text:p>
      <text:p text:style-name="P2"/>
      <text:p text:style-name="P2">String $SET_CHAR_MAGICRESIST(String, String)</text:p>
      <text:p text:style-name="P2">String $GET_CHAR_SAVEVSPPDM(String)</text:p>
      <text:p text:style-name="P2">String $SET_CHAR_SAVEVSPPDM(String, String)</text:p>
      <text:p text:style-name="P2">String $GET_CHAR_SAVEVSPP(String)</text:p>
      <text:p text:style-name="P2">String $SET_CHAR_SAVEVSPP(String, String)</text:p>
      <text:p text:style-name="P2">String $GET_CHAR_SAVEVSRSW(String)</text:p>
      <text:p text:style-name="P2">String $SET_CHAR_SAVEVSRSW(String, String)</text:p>
      <text:p text:style-name="P2"><text:soft-page-break/>String $GET_CHAR_SAVEVSBR(String)</text:p>
      <text:p text:style-name="P2">String $SET_CHAR_SAVEVSBR(String, String)</text:p>
      <text:p text:style-name="P2">String $GET_CHAR_SAVEVSSP(String)</text:p>
      <text:p text:style-name="P2">String $SET_CHAR_SAVEVSSP(String, String)</text:p>
      <text:p text:style-name="P2">String $GET_CHAR_CLERICLVL(String)</text:p>
      <text:p text:style-name="P2"/>
      <text:p text:style-name="P2">String $GET_CHAR_FIGHTERLVL(String)</text:p>
      <text:p text:style-name="P2">String $GET_CHAR_RANGERLVL(String)</text:p>
      <text:p text:style-name="P2">String $GET_CHAR_DRUIDLVL(String)</text:p>
      <text:p text:style-name="P2">String $GET_CHAR_PALADINLVL(String)</text:p>
      <text:p text:style-name="P2">String $GET_CHAR_THIEFLVL(String)</text:p>
      <text:p text:style-name="P2">String $GET_CHAR_MAGUSERLVL(String)</text:p>
      <text:p text:style-name="P2">String $GET_CHAR_CLERICPREVLVL(String)</text:p>
      <text:p text:style-name="P2">String $GET_CHAR_FIGHTERPREVLVL(String)</text:p>
      <text:p text:style-name="P2">String $GET_CHAR_RANGERPREVLVL(String)</text:p>
      <text:p text:style-name="P2">String $GET_CHAR_DRUIDPREVLVL(String)</text:p>
      <text:p text:style-name="P2">String $GET_CHAR_PALADINPREVLVL(String)</text:p>
      <text:p text:style-name="P2">String $GET_CHAR_THIEFPREVLVL(String)</text:p>
      <text:p text:style-name="P2">String $GET_CHAR_MAGUSERPREVLVL(String)</text:p>
      <text:p text:style-name="P2"/>
      <text:p text:style-name="P2">String $GET_CHAR_CLERICPDLVL(String)</text:p>
      <text:p text:style-name="P2">String $GET_CHAR_FIGHTERPDLVL(String)</text:p>
      <text:p text:style-name="P2">String $GET_CHAR_RANGERPDLVL(String)</text:p>
      <text:p text:style-name="P2">String $GET_CHAR_DRUIDPDLVL(String)</text:p>
      <text:p text:style-name="P2">String $GET_CHAR_PALADINPDLVL(String)</text:p>
      <text:p text:style-name="P2">String $GET_CHAR_THIEFPDLVL(String)</text:p>
      <text:p text:style-name="P2">String $GET_CHAR_MAGUSERPDLVL(String)</text:p>
      <text:p text:style-name="P2">String $GET_CHAR_NBRHITDICE(String)</text:p>
      <text:p text:style-name="P2">String $GET_CHAR_NBRATTACKS(String)</text:p>
      <text:p text:style-name="P2">String $GET_CHAR_MORALE(String)</text:p>
      <text:p text:style-name="P2">String $SET_CHAR_MORALE(String, String)</text:p>
      <text:p text:style-name="P2">String $GET_CHAR_OPENDOORS(String)</text:p>
      <text:p text:style-name="P2">String $SET_CHAR_OPENDOORS(String, String)</text:p>
      <text:p text:style-name="P2"/>
      <text:p text:style-name="P2"><text:soft-page-break/>String $GET_CHAR_OPENMAGICDOORS(String)</text:p>
      <text:p text:style-name="P2">String $SET_CHAR_OPENMAGICDOORS(String, String)</text:p>
      <text:p text:style-name="P2">String $GET_CHAR_BENDLIFT(String)</text:p>
      <text:p text:style-name="P2">String $SET_CHAR_BENDLIFT(String, String)</text:p>
      <text:p text:style-name="P2">String $GET_CHAR_PICKPOCKETS(String)</text:p>
      <text:p text:style-name="P2">String $SET_CHAR_PICKPOCKETS(String, String)</text:p>
      <text:p text:style-name="P2">String $GET_CHAR_OPENLOCKS(String)</text:p>
      <text:p text:style-name="P2">String $SET_CHAR_OPENLOCKS(String, String)</text:p>
      <text:p text:style-name="P2">String $GET_CHAR_FINDTRAPS(String)</text:p>
      <text:p text:style-name="P2">String $SET_CHAR_FINDTRAPS(String, String)</text:p>
      <text:p text:style-name="P2">String $GET_CHAR_MOVESILENT(String)</text:p>
      <text:p text:style-name="P2">String $SET_CHAR_MOVESILENT(String, String)</text:p>
      <text:p text:style-name="P2"/>
      <text:p text:style-name="P2">String $GET_CHAR_HIDESHADOWS(String)</text:p>
      <text:p text:style-name="P2">String $SET_CHAR_HIDESHADOWS(String, String)</text:p>
      <text:p text:style-name="P2">String $GET_CHAR_HEARNOISE(String)</text:p>
      <text:p text:style-name="P2">String $SET_CHAR_HEARNOISE(String, String)</text:p>
      <text:p text:style-name="P2">String $GET_CHAR_CLIMBWALLS(String)</text:p>
      <text:p text:style-name="P2">String $SET_CHAR_CLIMBWALLS(String, String)</text:p>
      <text:p text:style-name="P2">String $GET_CHAR_READLANG(String)</text:p>
      <text:p text:style-name="P2">String $SET_CHAR_READLANG(String, String)</text:p>
      <text:p text:style-name="P2">String $GET_CHAR_BLESS(String)</text:p>
      <text:p text:style-name="P2">String $SET_CHAR_BLESS(String, String)</text:p>
      <text:p text:style-name="P2">String $GET_CHAR_CURSE(String)</text:p>
      <text:p text:style-name="P2">String $SET_CHAR_CURSE(String, String)</text:p>
      <text:p text:style-name="P2">String $GET_CHAR_UNDEADFEAR(String)</text:p>
      <text:p text:style-name="P2"/>
      <text:p text:style-name="P2">String $SET_CHAR_UNEADFEAR(String, String)</text:p>
      <text:p text:style-name="P2">String $GET_CHAR_ENLARGE(String)</text:p>
      <text:p text:style-name="P2">String $SET_CHAR_ENLARGE(String, String)</text:p>
      <text:p text:style-name="P2">String $GET_CHAR_REDUCE(String)</text:p>
      <text:p text:style-name="P2">String $SET_CHAR_REDUCE(String, String)</text:p>
      <text:p text:style-name="P2">String $GET_CHAR_CHARMPERSON(String)</text:p>
      <text:p text:style-name="P2">String $SET_CHAR_CHARMPERSON(String, String)</text:p>
      <text:p text:style-name="P2"><text:soft-page-break/>String $GET_CHAR_REFLECTGAZEATTACK(String)</text:p>
      <text:p text:style-name="P2">String $SET_CHAR_REFLECTGAZEATTACK(String, String)</text:p>
      <text:p text:style-name="P2">String $GET_CHAR_PROTFROMEVIL(String)</text:p>
      <text:p text:style-name="P2">String $SET_CHAR_PROTFROMEVIL(String, String)</text:p>
      <text:p text:style-name="P2">String $GET_CHAR_PROTFROMGOOD(String)</text:p>
      <text:p text:style-name="P2"/>
      <text:p text:style-name="P2">String $SET_CHAR_PROTFROMGOOD(String, String)</text:p>
      <text:p text:style-name="P2">String $GET_CHAR_SHIELD(String)</text:p>
      <text:p text:style-name="P2">String $SET_CHAR_SHIELD(String, String)</text:p>
      <text:p text:style-name="P2">String $GET_CHAR_SLEEP(String)</text:p>
      <text:p text:style-name="P2">String $SET_CHAR_SLEEP(String, String)</text:p>
      <text:p text:style-name="P2">String $GET_CHAR_FOG(String)</text:p>
      <text:p text:style-name="P2">String $SET_CHAR_FOG(String, String)</text:p>
      <text:p text:style-name="P2">String $GET_CHAR_ENTANGLE(String)</text:p>
      <text:p text:style-name="P2">String $SET_CHAR_ENTANGLE(String, String)</text:p>
      <text:p text:style-name="P2">String $GET_CHAR_INVISIBLETOANIMALS(String)</text:p>
      <text:p text:style-name="P2">String $SET_CHAR_INVISIBLETOANIMALS(String, String)</text:p>
      <text:p text:style-name="P2">String $GET_CHAR_NONUNDEADFEAR(String)</text:p>
      <text:p text:style-name="P2"/>
      <text:p text:style-name="P2">String $SET_CHAR_NONUNDEADFEAR(String, String)</text:p>
      <text:p text:style-name="P2">String $GET_CHAR_SANCTUARY(String)</text:p>
      <text:p text:style-name="P2">String $SET_CHAR_SANCTUARY(String, String)</text:p>
      <text:p text:style-name="P2">String $GET_CHAR_SHILLELAGH(String)</text:p>
      <text:p text:style-name="P2">String $SET_CHAR_SHILLELAGH(String, String)</text:p>
      <text:p text:style-name="P2">String $GET_CHAR_DISPLACEMENT(String)</text:p>
      <text:p text:style-name="P2">String $SET_CHAR_DISPLACEMENT(String, String)</text:p>
      <text:p text:style-name="P2">String $GET_CHAR_WIZADRY(String)</text:p>
      <text:p text:style-name="P2">String $SET_CHAR_WIZADRY(String, String)</text:p>
      <text:p text:style-name="P2">String $GET_CHAR_DETECTMAGIC(String)</text:p>
      <text:p text:style-name="P2">String $SET_CHAR_DETECTMAGIC(String, String)</text:p>
      <text:p text:style-name="P2">String $GET_CHAR_INVISIBLETOUNDEAD(String)</text:p>
      <text:p text:style-name="P2"/>
      <text:p text:style-name="P2">String $SET_CHAR_INVISIBLETOUNDEAD(String, String)</text:p>
      <text:p text:style-name="P2">String $GET_CHAR_TYPE(String)</text:p>
      <text:p text:style-name="P2"><text:soft-page-break/>String $GET_CHAR_VORPALATTACK(String)</text:p>
      <text:p text:style-name="P2">String $SET_CHAR_VORPALATTACK(String, String)</text:p>
      <text:p text:style-name="P2">String $GET_CHAR_HOLDPERSON(String)</text:p>
      <text:p text:style-name="P2">String $SET_CHAR_HOLDPERSON(String, String)</text:p>
      <text:p text:style-name="P2">String $GET_CHAR_SILENCE(String)</text:p>
      <text:p text:style-name="P2">String $SET_CHAR_SILENCE(String, String)</text:p>
      <text:p text:style-name="P2">String $GET_CHAR_POISONED(String)</text:p>
      <text:p text:style-name="P2">String $SET_CHAR_POISONED(String, String)</text:p>
      <text:p text:style-name="P2">String $GET_CHAR_SLOWPOISON(String)</text:p>
      <text:p text:style-name="P2">String $SET_CHAR_SLOWPOISON(String, String)</text:p>
      <text:p text:style-name="P2"/>
      <text:p text:style-name="P2">String $PARTYSIZE()</text:p>
      <text:p text:style-name="P2">String $SET_PARTY_ASL(String, String)</text:p>
      <text:p text:style-name="P2">String $GET_PARTY_ASL(String)</text:p>
      <text:p text:style-name="P2">String $IF_PARTY_ASL(String)</text:p>
      <text:p text:style-name="P2">String $DELETE_PARTY_ASL(String)</text:p>
      <text:p text:style-name="P2">String $GET_PARTY_FACING()</text:p>
      <text:p text:style-name="P2">String $SET_PARTY_FACING(String)</text:p>
      <text:p text:style-name="P2">String $GET_PARTY_DAYS()</text:p>
      <text:p text:style-name="P2"/>
      <text:p text:style-name="P2">String $SET_PARTY_DAYS(String)</text:p>
      <text:p text:style-name="P2">String $GET_PARTY_HOURS()</text:p>
      <text:p text:style-name="P2">String $SET_PARTY_HOURS(String)</text:p>
      <text:p text:style-name="P2">String $GET_PARTY_MINUTES()</text:p>
      <text:p text:style-name="P2">String $SET_PARTY_MINUTES(String)</text:p>
      <text:p text:style-name="P2">String $GET_PARTY_ACTIVECHAR()</text:p>
      <text:p text:style-name="P2">String $SET_PARTY_ACTIVECHAR(String)</text:p>
      <text:p text:style-name="P2">String $GET_PARTY_MONEYAVAILABLE(String)</text:p>
      <text:p text:style-name="P2"/>
      <text:p text:style-name="P2">String $GET_GAME_CURRLEVEL()</text:p>
      <text:p text:style-name="P2">String $GET_GAME_VERSION()</text:p>
      <text:p text:style-name="P2">String $GET_VAULT_MONEYAVAILABLE(String)</text:p>
      <text:p text:style-name="P2">String $COINNAME(String)</text:p>
      <text:p text:style-name="P2">String $COINRATE(String)</text:p>
      <text:p text:style-name="P2"><text:soft-page-break/>String $SET_GLOBAL_ASL(String, String)</text:p>
      <text:p text:style-name="P2">String $GET_GLOBAL_ASL(String)</text:p>
      <text:p text:style-name="P2">String $SET_LEVEL_STATS_ASL(String, String)</text:p>
      <text:p text:style-name="P2"/>
      <text:p text:style-name="P2">String $DELETE_LEVEL_STATS_ASL(String, String)</text:p>
      <text:p text:style-name="P2">String $IF_LEVEL_STATS_ASL(String, String)</text:p>
      <text:p text:style-name="P2">String $GET_LEVEL_STATS_ASL(String, String)</text:p>
      <text:p text:style-name="P2">String $SMALL_PICTURE(String)</text:p>
      <text:p text:style-name="P2">String $SET_QUEST(String, String)</text:p>
      <text:p text:style-name="P2"/>
      <text:p text:style-name="P2">Actor <text:s/>$Myself()</text:p>
      <text:p text:style-name="P2">Actor <text:s/>&amp;Name(String)</text:p>
      <text:p text:style-name="P2">Actor <text:s/>$Target()</text:p>
      <text:p text:style-name="P2">Actor <text:s/>$LAST_ATTACKER_OF(Actor)</text:p>
      <text:p text:style-name="P2"/>
      <text:p text:style-name="P2">Actor <text:s/>$LAST_HITTER_OF(Actor)</text:p>
      <text:p text:style-name="P2">Actor <text:s/>$LAST_TARGETER_OF(Actor)</text:p>
      <text:p text:style-name="P2">Actor <text:s/>$LEAST_DAMAGED_FRIENDLY(Actor)</text:p>
      <text:p text:style-name="P2">Actor <text:s/>$MOST_DAMAGED_FRIENDLY(Actor)</text:p>
      <text:p text:style-name="P2">Actor <text:s/>$NEAREST_TO(Actor)</text:p>
      <text:p text:style-name="P2">Actor <text:s/>$NEAREST_ENEMY_TO(Actor)</text:p>
      <text:p text:style-name="P2">Actor <text:s/>$LEAST_DAMAGED_ENEMY(Actor)</text:p>
      <text:p text:style-name="P2">Actor <text:s/>$MOST_DAMAGED_ENEMY(Actor)</text:p>
      <text:p text:style-name="P2"/>
      <text:p text:style-name="P2">String $IndexOf(Actor)</text:p>
      <text:p text:style-name="P2">String $Gender(Actor)</text:p>
      <text:p text:style-name="P2">String &amp;Class(Actor)</text:p>
      <text:p text:style-name="P2">String $Race(Actor)</text:p>
      <text:p text:style-name="P2">String $Status(Actor)</text:p>
      <text:p text:style-name="P2">String $Alignment(Actor)</text:p>
      <text:p text:style-name="P2">String $AlignmentGood(Actor)</text:p>
      <text:p text:style-name="P2">String $AlignmentEvil(Actor)</text:p>
      <text:p text:style-name="P2">String $AlignmentLawful(Actor)</text:p>
      <text:p text:style-name="P2"/>
      <text:p text:style-name="P2"><text:soft-page-break/>String $AlignmentNeutral(Actor)</text:p>
      <text:p text:style-name="P2">String $AlignmentChaotic(Actor)</text:p>
      <text:p text:style-name="P2">String $HitPoints(Actor)</text:p>
      <text:p text:style-name="P2">String $InParty(Actor)</text:p>
      <text:p text:style-name="P2">String $SaveVsSpell(Actor)</text:p>
      <text:p text:style-name="P2">String $SaveVsBreathWeapon(Actor)</text:p>
      <text:p text:style-name="P2">String $SaveVsRodStaffWand(Actor)</text:p>
      <text:p text:style-name="P2">String $SaveVsPetPoly(Actor)</text:p>
      <text:p text:style-name="P2">String $SaveVsParPoiDM(Actor)</text:p>
      <text:p text:style-name="P2">String $IsUndead(Actor)</text:p>
      <text:p text:style-name="P2">String $GET_ISMAMMAL(Actor)</text:p>
      <text:p text:style-name="P2">String $GET_ISANIMAL(Actor)</text:p>
      <text:p text:style-name="P2">String $GET_ISSNAKE(Actor)</text:p>
      <text:p text:style-name="P2">String $GET_ISGIANT(Actor)</text:p>
      <text:p text:style-name="P2">String $GET_ISALWAYSLARGE(Actor)</text:p>
      <text:p text:style-name="P2">String $GET_HASDWARFACPENALTY(Actor)</text:p>
      <text:p text:style-name="P2"/>
      <text:p text:style-name="P2">String $GET_HASGNOMEACPENALTY(Actor)</text:p>
      <text:p text:style-name="P2">String $GET_HASDWARFTHACOPENALTY(Actor)</text:p>
      <text:p text:style-name="P2">String $GET_HASGNOMETHACOPENALTY(Actor)</text:p>
      <text:p text:style-name="P2">String $GET_HASRANGERDMGPENALTY(Actor)</text:p>
      <text:p text:style-name="P2">String $GET_HASPOISONIMMUNITY(Actor)</text:p>
      <text:p text:style-name="P2">String $GET_HASDEATHIMMUNITY(Actor)</text:p>
      <text:p text:style-name="P2">String $GET_HASCONFUSIONIMMUNITY(Actor)</text:p>
      <text:p text:style-name="P2">String $GET_HASVORPALIMMUNITY(Actor)</text:p>
      <text:p text:style-name="P2">String $GET_CANBEHELDORCHARMED(Actor)</text:p>
      <text:p text:style-name="P2">String $GET_AFFECTEDBYDISPELEVIL(Actor)</text:p>
      <text:p text:style-name="P2">String $IS_AFFECTED_BY_SPELL(Actor, String)</text:p>
      <text:p text:style-name="P2">String $IS_AFFECTED_BY_SPELL_ATTR(Actor, String)</text:p>
      <text:p text:style-name="P2"/>
      <text:p text:style-name="P2">String $CURR_CHANGE_BY_VAL()</text:p>
      <text:p text:style-name="P2">String $GIVE_CHAR_ITEM(Actor, String)</text:p>
      <text:p text:style-name="P2">String $TAKE_CHAR_ITEM(Actor, String)</text:p>
      <text:p text:style-name="P2"/>
      <text:p text:style-name="P2"><text:soft-page-break/>(Help for all operators)</text:p>
      <text:p text:style-name="P2">+</text:p>
      <text:p text:style-name="P2">&gt;</text:p>
      <text:p text:style-name="P2">&lt;</text:p>
      <text:p text:style-name="P2">==</text:p>
      <text:p text:style-name="P2">&gt;=</text:p>
      <text:p text:style-name="P2">&lt;=</text:p>
      <text:p text:style-name="P2">!=</text:p>
      <text:p text:style-name="P2">&amp;&amp;</text:p>
      <text:p text:style-name="P2">||</text:p>
      <text:p text:style-name="P2">!</text:p>
      <text:p text:style-name="P2"/>
      <text:p text:style-name="P2">+#</text:p>
      <text:p text:style-name="P2">-#</text:p>
      <text:p text:style-name="P2">*#</text:p>
      <text:p text:style-name="P2">/#</text:p>
      <text:p text:style-name="P2">%#</text:p>
      <text:p text:style-name="P2">&amp;#</text:p>
      <text:p text:style-name="P2">|#</text:p>
      <text:p text:style-name="P2">^#</text:p>
      <text:p text:style-name="P2"/>
      <text:p text:style-name="P2">==#</text:p>
      <text:p text:style-name="P2">!=#</text:p>
      <text:p text:style-name="P2">&lt;#</text:p>
      <text:p text:style-name="P2">&lt;=#</text:p>
      <text:p text:style-name="P2">&gt;#</text:p>
      <text:p text:style-name="P2">&gt;=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3:07:05.92</meta:creation-date>
    <meta:generator>OpenOffice.org/3.2$Win32 OpenOffice.org_project/320m12$Build-9483</meta:generator>
    <meta:document-statistic meta:table-count="0" meta:image-count="0" meta:object-count="0" meta:page-count="10" meta:paragraph-count="301" meta:word-count="684" meta:character-count="9516"/>
    <dc:date>2010-05-08T13:10:19.40</dc:date>
    <dc:creator>Paul Stevens</dc:creator>
    <meta:editing-duration>PT00H03M13S</meta:editing-duration>
    <meta:editing-cycles>1</meta:editing-cycles>
  </office:meta>
</office:document-meta>
</file>